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c_diff" table:style-name="ta1">
        <table:shapes>
          <draw:frame draw:z-index="0" draw:style-name="gr1" draw:text-style-name="P1" svg:width="453.51pt" svg:height="255.09pt" svg:x="165.09pt" svg:y="822.05pt">
            <draw:object draw:notify-on-update-of-ranges="Euc_diff.A1:Euc_diff.A87 Euc_diff.B1:Euc_diff.B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7552026234133" calcext:value-type="float">
            <text:p>0.016755202623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14039027545842" calcext:value-type="float">
            <text:p>0.007140390275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41997409615315" calcext:value-type="float">
            <text:p>0.004419974096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63643653432687" calcext:value-type="float">
            <text:p>0.006636436534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01182458200339" calcext:value-type="float">
            <text:p>0.010118245820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09230941989858" calcext:value-type="float">
            <text:p>0.0209230941989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06125332361529" calcext:value-type="float">
            <text:p>0.020612533236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17089812376753" calcext:value-type="float">
            <text:p>0.0217089812376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3581080913893" calcext:value-type="float">
            <text:p>0.0235810809138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60642416247772" calcext:value-type="float">
            <text:p>0.026064241624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9375511622785" calcext:value-type="float">
            <text:p>0.028937551162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21003380826149" calcext:value-type="float">
            <text:p>0.032100338082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56589736125577" calcext:value-type="float">
            <text:p>0.0356589736125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96870503610797" calcext:value-type="float">
            <text:p>0.039687050361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39192880965187" calcext:value-type="float">
            <text:p>0.0439192880965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8322407445003" calcext:value-type="float">
            <text:p>0.048322407445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27392203002564" calcext:value-type="float">
            <text:p>0.0527392203002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72550583006716" calcext:value-type="float">
            <text:p>0.0572550583006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18702907226273" calcext:value-type="float">
            <text:p>0.0618702907226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64883340986727" calcext:value-type="float">
            <text:p>0.0664883340986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08385317616697" calcext:value-type="float">
            <text:p>0.070838531761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47422690495265" calcext:value-type="float">
            <text:p>0.074742269049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56397789793077" calcext:value-type="float">
            <text:p>0.075639778979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27900655636003" calcext:value-type="float">
            <text:p>0.07279006556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68794205975723" calcext:value-type="float">
            <text:p>0.0768794205975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08331229213078" calcext:value-type="float">
            <text:p>0.0808331229213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17285973580479" calcext:value-type="float">
            <text:p>0.0817285973580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32946633449831" calcext:value-type="float">
            <text:p>0.0832946633449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52923129077461" calcext:value-type="float">
            <text:p>0.0852923129077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80150867372605" calcext:value-type="float">
            <text:p>0.0880150867372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914655496282179" calcext:value-type="float">
            <text:p>0.091465549628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5564755151102" calcext:value-type="float">
            <text:p>0.0955647551511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98728669091362" calcext:value-type="float">
            <text:p>0.0998728669091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0950547990536" calcext:value-type="float">
            <text:p>0.1009505479905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97539778350695" calcext:value-type="float">
            <text:p>0.099753977835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77257561884621" calcext:value-type="float">
            <text:p>0.0977257561884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1838571008964" calcext:value-type="float">
            <text:p>0.1018385710089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05112370718223" calcext:value-type="float">
            <text:p>0.1051123707182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8047905489856" calcext:value-type="float">
            <text:p>0.1080479054898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10637552672268" calcext:value-type="float">
            <text:p>0.1106375526722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1081673327155" calcext:value-type="float">
            <text:p>0.1110816733271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14575646321759" calcext:value-type="float">
            <text:p>0.1145756463217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20597880798337" calcext:value-type="float">
            <text:p>0.1205978807983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24785865222677" calcext:value-type="float">
            <text:p>0.1247858652226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3917384607022" calcext:value-type="float">
            <text:p>0.1339173846070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36515679694922" calcext:value-type="float">
            <text:p>0.1365156796949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30588223319547" calcext:value-type="float">
            <text:p>0.1305882233195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29290416568902" calcext:value-type="float">
            <text:p>0.1292904165689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42164543225539" calcext:value-type="float">
            <text:p>0.1421645432255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48488514988944" calcext:value-type="float">
            <text:p>0.1484885149889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4178316937765" calcext:value-type="float">
            <text:p>0.1441783169377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54339125758049" calcext:value-type="float">
            <text:p>0.1543391257580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59198103664729" calcext:value-type="float">
            <text:p>0.1591981036647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66069816493468" calcext:value-type="float">
            <text:p>0.1660698164934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67332293163368" calcext:value-type="float">
            <text:p>0.1673322931633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61242493887551" calcext:value-type="float">
            <text:p>0.1612424938875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61098199833657" calcext:value-type="float">
            <text:p>0.1610981998336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57239275881518" calcext:value-type="float">
            <text:p>0.1572392758815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73634422978922" calcext:value-type="float">
            <text:p>0.1736344229789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89101580530275" calcext:value-type="float">
            <text:p>0.1891015805302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82188457532162" calcext:value-type="float">
            <text:p>0.1821884575321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73921742316911" calcext:value-type="float">
            <text:p>0.1739217423169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74350099480716" calcext:value-type="float">
            <text:p>0.1743500994807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76195271437658" calcext:value-type="float">
            <text:p>0.1761952714376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782174513746" calcext:value-type="float">
            <text:p>0.17821745137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77772971437013" calcext:value-type="float">
            <text:p>0.1777729714370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9339965433493" calcext:value-type="float">
            <text:p>0.193399654334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19953231215464" calcext:value-type="float">
            <text:p>0.1995323121546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93240272212965" calcext:value-type="float">
            <text:p>0.1932402722129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89572657164886" calcext:value-type="float">
            <text:p>0.1895726571648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1511991921398" calcext:value-type="float">
            <text:p>0.215119919213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11942261986174" calcext:value-type="float">
            <text:p>0.2119422619861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05351814939454" calcext:value-type="float">
            <text:p>0.2053518149394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00148854091968" calcext:value-type="float">
            <text:p>0.2001488540919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9574624995746" calcext:value-type="float">
            <text:p>0.195746249957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91348268278404" calcext:value-type="float">
            <text:p>0.1913482682784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86755755418006" calcext:value-type="float">
            <text:p>0.1867557554180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8255621240664" calcext:value-type="float">
            <text:p>0.182556212406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78458311947566" calcext:value-type="float">
            <text:p>0.1784583119475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74236050863492" calcext:value-type="float">
            <text:p>0.1742360508634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70182633188949" calcext:value-type="float">
            <text:p>0.1701826331889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166131072667905" calcext:value-type="float">
            <text:p>0.1661310726679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6221123940203" calcext:value-type="float">
            <text:p>0.162211239402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833207642937" calcext:value-type="float">
            <text:p>0.158332076429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54535486666761" calcext:value-type="float">
            <text:p>0.1545354866667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50805619642087" calcext:value-type="float">
            <text:p>0.1508056196420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47175538356283" calcext:value-type="float">
            <text:p>0.147175538356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17:55:59.624992810</dc:date>
    <meta:editing-duration>PT1M30S</meta:editing-duration>
    <meta:editing-cycles>1</meta:editing-cycles>
    <meta:document-statistic meta:table-count="1" meta:cell-count="17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Euc_diff.A1:Euc_diff.B87" svg:x="0.32cm" svg:y="0.18cm" svg:width="12.508cm" svg:height="8.64cm">
          <chartooo:coordinate-region svg:x="1.232cm" svg:y="0.379cm" svg:width="11.3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c_diff.B1:Euc_diff.B87" chart:class="chart:scatter">
            <chart:domain table:cell-range-address="Euc_diff.A1:Euc_diff.A87"/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uc_diff.A1:Euc_diff.A87</svg:desc>
                </draw:g>
              </table:table-cell>
              <table:table-cell office:value-type="float" office:value="0.0167552026234133">
                <text:p>0.0167552026234133</text:p>
                <draw:g>
                  <svg:desc>Euc_diff.B1:Euc_diff.B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714039027545842">
                <text:p>0.00714039027545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441997409615315">
                <text:p>0.00441997409615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663643653432687">
                <text:p>0.0066364365343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01182458200339">
                <text:p>0.0101182458200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09230941989858">
                <text:p>0.0209230941989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06125332361529">
                <text:p>0.020612533236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7089812376753">
                <text:p>0.0217089812376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3581080913893">
                <text:p>0.023581080913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0642416247772">
                <text:p>0.0260642416247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89375511622785">
                <text:p>0.0289375511622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21003380826149">
                <text:p>0.0321003380826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56589736125577">
                <text:p>0.0356589736125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6870503610797">
                <text:p>0.0396870503610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39192880965187">
                <text:p>0.0439192880965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48322407445003">
                <text:p>0.048322407445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27392203002564">
                <text:p>0.0527392203002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72550583006716">
                <text:p>0.0572550583006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18702907226273">
                <text:p>0.0618702907226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64883340986727">
                <text:p>0.0664883340986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08385317616697">
                <text:p>0.0708385317616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7422690495265">
                <text:p>0.0747422690495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56397789793077">
                <text:p>0.0756397789793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27900655636003">
                <text:p>0.0727900655636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768794205975723">
                <text:p>0.0768794205975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08331229213078">
                <text:p>0.0808331229213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17285973580479">
                <text:p>0.0817285973580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32946633449831">
                <text:p>0.0832946633449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52923129077461">
                <text:p>0.0852923129077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80150867372605">
                <text:p>0.0880150867372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14655496282179">
                <text:p>0.0914655496282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5564755151102">
                <text:p>0.095564755151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98728669091362">
                <text:p>0.0998728669091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00950547990536">
                <text:p>0.100950547990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7539778350695">
                <text:p>0.0997539778350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77257561884621">
                <text:p>0.0977257561884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1838571008964">
                <text:p>0.101838571008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5112370718223">
                <text:p>0.105112370718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8047905489856">
                <text:p>0.108047905489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0637552672268">
                <text:p>0.110637552672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11081673327155">
                <text:p>0.111081673327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14575646321759">
                <text:p>0.114575646321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20597880798337">
                <text:p>0.120597880798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24785865222677">
                <text:p>0.124785865222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3917384607022">
                <text:p>0.133917384607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6515679694922">
                <text:p>0.136515679694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0588223319547">
                <text:p>0.130588223319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29290416568902">
                <text:p>0.129290416568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42164543225539">
                <text:p>0.142164543225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48488514988944">
                <text:p>0.148488514988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44178316937765">
                <text:p>0.144178316937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54339125758049">
                <text:p>0.154339125758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59198103664729">
                <text:p>0.159198103664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66069816493468">
                <text:p>0.166069816493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67332293163368">
                <text:p>0.167332293163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61242493887551">
                <text:p>0.161242493887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61098199833657">
                <text:p>0.161098199833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57239275881518">
                <text:p>0.157239275881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73634422978922">
                <text:p>0.173634422978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89101580530275">
                <text:p>0.189101580530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82188457532162">
                <text:p>0.182188457532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73921742316911">
                <text:p>0.1739217423169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74350099480716">
                <text:p>0.174350099480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76195271437658">
                <text:p>0.176195271437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782174513746">
                <text:p>0.1782174513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7772971437013">
                <text:p>0.177772971437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9339965433493">
                <text:p>0.19339965433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9953231215464">
                <text:p>0.19953231215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93240272212965">
                <text:p>0.193240272212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89572657164886">
                <text:p>0.189572657164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1511991921398">
                <text:p>0.21511991921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11942261986174">
                <text:p>0.211942261986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05351814939454">
                <text:p>0.205351814939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00148854091968">
                <text:p>0.200148854091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9574624995746">
                <text:p>0.19574624995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91348268278404">
                <text:p>0.191348268278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86755755418006">
                <text:p>0.186755755418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8255621240664">
                <text:p>0.18255621240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78458311947566">
                <text:p>0.178458311947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74236050863492">
                <text:p>0.174236050863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70182633188949">
                <text:p>0.170182633188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66131072667905">
                <text:p>0.166131072667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6221123940203">
                <text:p>0.16221123940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833207642937">
                <text:p>0.15833207642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54535486666761">
                <text:p>0.1545354866667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50805619642087">
                <text:p>0.150805619642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47175538356283">
                <text:p>0.147175538356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